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fo:border-top="none" fo:border-left="none" fo:border-bottom="0.0208in solid #000000" fo:border-right="none" fo:padding-top="0in" fo:padding-left="0in" fo:padding-bottom="0.0138in" fo:padding-right="0in" style:shadow="none" fo:text-align="center"/>
      <style:text-properties style:font-name="Arial Narrow" fo:font-size="18pt" style:font-size-asian="18pt" style:font-size-complex="18pt" fo:language="nl" fo:country="NL"/>
    </style:style>
    <style:style style:name="P2" style:parent-style-name="Standaard" style:family="paragraph">
      <style:text-properties style:font-name="Calibri Light" style:font-name-complex="Calibri Light" fo:font-size="12pt" style:font-size-asian="12pt" style:font-size-complex="12pt" fo:language="nl" fo:country="NL"/>
    </style:style>
    <style:style style:name="P3" style:parent-style-name="Standaard" style:family="paragraph">
      <style:text-properties style:font-name="Calibri Light" style:font-name-complex="Calibri Light" fo:font-size="12pt" style:font-size-asian="12pt" style:font-size-complex="12pt" fo:language="nl" fo:country="NL"/>
    </style:style>
    <style:style style:name="P4" style:parent-style-name="Standaard" style:family="paragraph">
      <style:text-properties style:font-name="Calibri Light" style:font-name-complex="Calibri Light" fo:font-size="12pt" style:font-size-asian="12pt" style:font-size-complex="12pt" fo:language="nl" fo:country="NL"/>
    </style:style>
    <style:style style:name="P5" style:parent-style-name="Lijstalinea" style:list-style-name="LFO1" style:family="paragraph">
      <style:text-properties style:font-name="Calibri Light" style:font-name-complex="Calibri Light" fo:font-size="12pt" style:font-size-asian="12pt" style:font-size-complex="12pt" fo:language="nl" fo:country="NL"/>
    </style:style>
    <style:style style:name="P6" style:parent-style-name="Lijstalinea" style:list-style-name="LFO1" style:family="paragraph">
      <style:text-properties style:font-name="Calibri Light" style:font-name-complex="Calibri Light" fo:font-size="12pt" style:font-size-asian="12pt" style:font-size-complex="12pt" fo:language="nl" fo:country="NL"/>
    </style:style>
    <style:style style:name="P7" style:parent-style-name="Lijstalinea" style:list-style-name="LFO1" style:family="paragraph">
      <style:text-properties style:font-name="Calibri Light" style:font-name-complex="Calibri Light" fo:font-size="12pt" style:font-size-asian="12pt" style:font-size-complex="12pt" fo:language="nl" fo:country="NL"/>
    </style:style>
    <style:style style:name="P8" style:parent-style-name="Lijstalinea" style:list-style-name="LFO1" style:family="paragraph">
      <style:text-properties style:font-name="Calibri Light" style:font-name-complex="Calibri Light" fo:font-size="12pt" style:font-size-asian="12pt" style:font-size-complex="12pt" fo:language="nl" fo:country="NL"/>
    </style:style>
    <style:style style:name="P9" style:parent-style-name="Lijstalinea" style:list-style-name="LFO1" style:family="paragraph">
      <style:text-properties style:font-name="Calibri Light" style:font-name-complex="Calibri Light" fo:font-size="12pt" style:font-size-asian="12pt" style:font-size-complex="12pt" fo:language="nl" fo:country="NL"/>
    </style:style>
    <style:style style:name="P10" style:parent-style-name="Standaard" style:family="paragraph">
      <style:text-properties style:font-name="Calibri Light" style:font-name-complex="Calibri Light" fo:font-size="12pt" style:font-size-asian="12pt" style:font-size-complex="12pt" fo:language="nl" fo:country="NL"/>
    </style:style>
    <style:style style:name="P11" style:parent-style-name="Standaard" style:family="paragraph">
      <style:text-properties style:font-name="Calibri Light" style:font-name-complex="Calibri Light" fo:font-size="12pt" style:font-size-asian="12pt" style:font-size-complex="12pt" fo:language="nl" fo:country="NL"/>
    </style:style>
    <style:style style:name="P12" style:parent-style-name="Standaard" style:family="paragraph">
      <style:text-properties style:font-name="Calibri Light" style:font-name-complex="Calibri Light" fo:font-size="12pt" style:font-size-asian="12pt" style:font-size-complex="12pt" fo:language="nl" fo:country="NL"/>
    </style:style>
    <style:style style:name="P13" style:parent-style-name="Standaard" style:family="paragraph">
      <style:text-properties style:font-name="Calibri Light" style:font-name-complex="Calibri Light" fo:font-size="12pt" style:font-size-asian="12pt" style:font-size-complex="12pt" fo:language="nl" fo:country="NL"/>
    </style:style>
  </office:automatic-styles>
  <office:body>
    <office:text text:use-soft-page-breaks="true">
      <text:p text:style-name="P1">De conclusie</text:p>
      <text:p text:style-name="P2">Het resterende schooljaar wil ik zoals ik de afgelopen periode ook al deed veel energie investeren in mijn opleiding. Dit zal ik doen om twee redenen. Reden 1 is dat ik het leuk vind om bezig te zijn met mijn opleiding en vaardigheden te leren. De tweede reden dat ik veel energie ga investeren in mijn opleiding is omdat het simpelweg nodig is. Ik had voor de aanvang van deze opleiding geen voorkennis of -ervaring met programmeren. Dit heb ik ontzettend gemerkt in de afgelopen periode. Alle stof was nieuw en ik had er tot op dat punt weinig of geen affiniteit mee, daarom moest ik hard werken om de stof te begrijpen.<text:s/>Het veel tijd investeren in mijn opleiding is iets dat ik me voorneem te doen zolang dit nodig is. Ik vermoed dat mijn ‘achterstand’ zich op den duur zal bijtrekken en dat ik dan op het vereiste kennisniveau terecht kom. Tot dit moment zal ik echter hard moeten werken.<text:s/></text:p>
      <text:p text:style-name="P3"/>
      <text:p text:style-name="P4">De afgelopen periode was zoals gezegd een intensief traject maar ook een leerzaam traject waar ik positief op terugkijk. Een ‘to do list’ voor het volgende blok is voor mij:</text:p>
      <text:list text:style-name="LFO1" text:continue-numbering="true">
        <text:list-item>
          <text:p text:style-name="P5">Opnieuw veel energie en uren investeren in mijn studievoortgang.</text:p>
        </text:list-item>
        <text:list-item>
          <text:p text:style-name="P6">Opnieuw bij de colleges aanwezig zijn om vervolgens te lesstof tijdens zelfstudie uit te werken, thuis of op school.</text:p>
        </text:list-item>
        <text:list-item>
          <text:p text:style-name="P7">Mijzelf verdiepen in IT Personality.</text:p>
        </text:list-item>
        <text:list-item>
          <text:p text:style-name="P8">Mijn JavaScript kennis bijspijkeren omdat die nog niet op het gewenste niveau ligt.</text:p>
        </text:list-item>
        <text:list-item>
          <text:p text:style-name="P9">Tijdens mijn absentie in de eerste week van december geen studievertraging oplopen.</text:p>
        </text:list-item>
      </text:list>
      <text:p text:style-name="P10"/>
      <text:p text:style-name="P11">De opleiding past bij mij omdat ik de leerstof erg interessant vind. Soms lukt het even niet om de stof onder de knie te krijgen en dan baal ik daar vervolgens van. Daaruit concludeer ik dat ik de stof interessant vind, ik wil ook zeer zeker deze opleiding voortzetten. HBO niveau is een niveau dat ik zeker aankan. Mijn vervolgstappen zijn dus ook het voortzetten van de opleiding en zoveel mogelijk EC behalen in dit eerste schooljaar. Daarnaast hoop ik er ook veel plezier uit te kunnen putten, iets wat tot nu toe goed is gelukt.</text:p>
      <text:p text:style-name="P12"/>
      <text:p text:style-name="P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Calibri Ligh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sper de Ridder</meta:initial-creator>
    <dc:creator>Jasper de Ridder</dc:creator>
    <meta:creation-date>2018-10-23T18:18:00Z</meta:creation-date>
    <dc:date>2018-10-23T19:00:00Z</dc:date>
    <meta:template xlink:href="Normal" xlink:type="simple"/>
    <meta:editing-cycles>8</meta:editing-cycles>
    <meta:editing-duration>PT2520S</meta:editing-duration>
    <meta:document-statistic meta:page-count="1" meta:paragraph-count="4" meta:word-count="299" meta:character-count="2002" meta:row-count="14" meta:non-whitespace-character-count="1707"/>
  </office:meta>
</office:document-meta>
</file>